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ab-stops>
          <style:tab-stop style:position="15.002cm" style:type="right" style:leader-style="solid" style:leader-text="_"/>
        </style:tab-stops>
      </style:paragraph-properties>
      <style:text-properties style:font-name="Times New Roman" fo:font-size="14pt" fo:language="es" fo:country="ES" style:text-underline-style="solid" style:text-underline-width="auto" style:text-underline-color="font-color" fo:font-weight="bold" officeooo:rsid="0010b704" officeooo:paragraph-rsid="000accc8" style:letter-kerning="false" style:font-size-asian="14pt" style:font-weight-asian="bold" style:font-size-complex="14pt"/>
    </style:style>
    <style:style style:name="P2" style:family="paragraph" style:parent-style-name="Standard">
      <style:paragraph-properties fo:text-align="justify" style:justify-single-word="false"/>
      <style:text-properties style:font-name="Times New Roman" fo:font-size="16pt" fo:language="es" fo:country="ES" style:text-underline-style="none" fo:font-weight="bold" officeooo:paragraph-rsid="000accc8" style:font-size-asian="16pt" style:font-weight-asian="bold"/>
    </style:style>
    <style:style style:name="P3" style:family="paragraph" style:parent-style-name="Standard">
      <style:paragraph-properties fo:line-height="100%" fo:text-align="justify" style:justify-single-word="false"/>
      <style:text-properties style:font-name="Times New Roman" fo:font-size="16pt" fo:language="es" fo:country="ES" style:text-underline-style="none" fo:font-weight="bold" officeooo:paragraph-rsid="000accc8" style:letter-kerning="true" style:font-size-asian="16pt" style:font-weight-asian="bold"/>
    </style:style>
    <style:style style:name="P4" style:family="paragraph" style:parent-style-name="Standard">
      <style:paragraph-properties fo:line-height="100%" fo:text-align="justify" style:justify-single-word="false"/>
      <style:text-properties style:font-name="Times New Roman" fo:font-size="16pt" fo:language="es" fo:country="ES" style:text-underline-style="none" fo:font-weight="bold" officeooo:rsid="00081d70" officeooo:paragraph-rsid="000c8e96" style:letter-kerning="true" style:font-size-asian="16pt" style:font-weight-asian="bold"/>
    </style:style>
    <style:style style:name="P5" style:family="paragraph" style:parent-style-name="Standard">
      <style:paragraph-properties fo:text-align="justify" style:justify-single-word="false"/>
      <style:text-properties style:font-name="Times New Roman" fo:font-size="12pt" fo:language="es" fo:country="ES" style:text-underline-style="none" fo:font-weight="normal" officeooo:paragraph-rsid="000accc8" style:letter-kerning="false" style:font-size-asian="12pt" style:font-weight-asian="normal"/>
    </style:style>
    <style:style style:name="P6" style:family="paragraph" style:parent-style-name="Standard">
      <style:paragraph-properties fo:text-align="justify" style:justify-single-word="false"/>
      <style:text-properties officeooo:rsid="00112a77" officeooo:paragraph-rsid="00112a77"/>
    </style:style>
    <style:style style:name="P7" style:family="paragraph" style:parent-style-name="Standard">
      <style:paragraph-properties fo:text-align="justify" style:justify-single-word="false"/>
      <style:text-properties officeooo:rsid="00127676" officeooo:paragraph-rsid="00127676"/>
    </style:style>
    <style:style style:name="P8" style:family="paragraph" style:parent-style-name="Standard">
      <style:paragraph-properties fo:text-align="justify" style:justify-single-word="false"/>
      <style:text-properties officeooo:rsid="00140495" officeooo:paragraph-rsid="00140495"/>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text-align="justify" style:justify-single-word="false"/>
      <style:text-properties officeooo:paragraph-rsid="0017316d"/>
    </style:style>
    <style:style style:name="P12" style:family="paragraph" style:parent-style-name="Standard">
      <style:paragraph-properties fo:text-align="justify" style:justify-single-word="false"/>
      <style:text-properties officeooo:rsid="0017316d" officeooo:paragraph-rsid="0017316d"/>
    </style:style>
    <style:style style:name="P13" style:family="paragraph" style:parent-style-name="Standard">
      <style:paragraph-properties fo:text-align="justify" style:justify-single-word="false"/>
      <style:text-properties officeooo:rsid="00191fa8" officeooo:paragraph-rsid="00191fa8"/>
    </style:style>
    <style:style style:name="P14" style:family="paragraph" style:parent-style-name="Standard">
      <style:paragraph-properties fo:text-align="justify" style:justify-single-word="false"/>
      <style:text-properties officeooo:rsid="001aff05" officeooo:paragraph-rsid="001aff05"/>
    </style:style>
    <style:style style:name="P15" style:family="paragraph" style:parent-style-name="Standard" style:master-page-name="Standard">
      <style:paragraph-properties fo:text-align="justify" style:justify-single-word="false" style:page-number="auto"/>
      <style:text-properties officeooo:paragraph-rsid="000accc8"/>
    </style:style>
    <style:style style:name="P16" style:family="paragraph" style:parent-style-name="Standard">
      <style:paragraph-properties fo:margin-left="0cm" fo:margin-right="0cm" fo:text-align="justify" style:justify-single-word="false" fo:text-indent="0cm" style:auto-text-indent="false"/>
      <style:text-properties fo:background-color="#ffffff"/>
    </style:style>
    <style:style style:name="T1" style:family="text">
      <style:text-properties style:font-name="Times New Roman" fo:font-size="14pt" fo:language="es" fo:country="ES" style:text-underline-style="none" fo:font-weight="bold" style:font-size-asian="14pt" style:font-weight-asian="bold"/>
    </style:style>
    <style:style style:name="T2" style:family="text">
      <style:text-properties style:font-name="Times New Roman" fo:font-size="14pt" fo:language="es" fo:country="ES" style:text-underline-style="none" fo:font-weight="bold" officeooo:rsid="0011bdfc" style:font-size-asian="14pt" style:font-weight-asian="bold"/>
    </style:style>
    <style:style style:name="T3" style:family="text">
      <style:text-properties style:font-name="Times New Roman" fo:font-size="14pt" fo:language="es" fo:country="ES" style:text-underline-style="none" fo:font-weight="bold" officeooo:rsid="000d6cff" style:font-size-asian="14pt" style:font-weight-asian="bold"/>
    </style:style>
    <style:style style:name="T4" style:family="text">
      <style:text-properties style:font-name="Times New Roman" fo:font-size="14pt" fo:language="es" fo:country="ES" style:text-underline-style="none" fo:font-weight="normal" style:font-size-asian="14pt" style:font-weight-asian="normal"/>
    </style:style>
    <style:style style:name="T5" style:family="text">
      <style:text-properties officeooo:rsid="001f92d2"/>
    </style:style>
    <style:style style:name="T6" style:family="text">
      <style:text-properties officeooo:rsid="000accc8"/>
    </style:style>
    <style:style style:name="T7" style:family="text">
      <style:text-properties officeooo:rsid="000d6cff"/>
    </style:style>
    <style:style style:name="T8" style:family="text">
      <style:text-properties officeooo:rsid="000f5191"/>
    </style:style>
    <style:style style:name="T9" style:family="text">
      <style:text-properties officeooo:rsid="00112a77"/>
    </style:style>
    <style:style style:name="T10" style:family="text">
      <style:text-properties officeooo:rsid="00127676"/>
    </style:style>
    <style:style style:name="T11" style:family="text">
      <style:text-properties fo:background-color="#5097ff" loext:char-shading-value="0"/>
    </style:style>
    <style:style style:name="T12" style:family="text">
      <style:text-properties officeooo:rsid="001601bc" fo:background-color="#5097ff" loext:char-shading-value="0"/>
    </style:style>
    <style:style style:name="T13" style:family="text">
      <style:text-properties officeooo:rsid="00191fa8"/>
    </style:style>
    <style:style style:name="T14" style:family="text">
      <style:text-properties officeooo:rsid="001601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IES </text:span><text:span text:style-name="T3">ANA LUISA BENÍTEZ</text:span><text:span text:style-name="T1"><text:tab/><text:tab/><text:tab/><text:tab/><text:tab/><text:tab/>20</text:span><text:span text:style-name="T3">23</text:span><text:span text:style-name="T1"> - 20</text:span><text:span text:style-name="T3">24</text:span><text:span text:style-name="T4"><text:tab/><text:tab/><text:tab/></text:span></text:p>
      <text:p text:style-name="P2">Módulo: <text:span text:style-name="T5">Si</text:span>s<text:span text:style-name="T5">temas </text:span><text:span text:style-name="T7">Informáticos</text:span><text:span text:style-name="T5"> (SS</text:span><text:span text:style-name="T7">F</text:span><text:span text:style-name="T5">)</text:span></text:p>
      <text:p text:style-name="P3">Introducción a Linux. Instalación y <text:span text:style-name="T7">configuración</text:span>.</text:p>
      <text:p text:style-name="P4">(<text:span text:style-name="T6">Cuestionario sobre la historia de Linux</text:span>)</text:p>
      <text:p text:style-name="P5"/>
      <text:p text:style-name="P1">Actividad 2</text:p>
      <text:p text:style-name="P9">1. ¿En <text:span text:style-name="T8">q</text:span>ué sistema operativo está <text:s/>basado Linux?</text:p>
      <text:p text:style-name="P9">Linux está basado en el sistema operativo Unix.</text:p>
      <text:p text:style-name="P9"/>
      <text:p text:style-name="P9">2. <text:s/>¿Cómo se llama el creador del sistema operativo? Qué nacionalidad tiene.</text:p>
      <text:p text:style-name="P9"><text:s/>Linus Benedict Torvalds. Nació en Helsinki, Finlandia</text:p>
      <text:p text:style-name="P9"/>
      <text:p text:style-name="P9">3. En qué año se lanzó la primera versión del sistema operativo Linux.</text:p>
      <text:p text:style-name="P6">En 1991.</text:p>
      <text:p text:style-name="P6"/>
      <text:p text:style-name="P9">4. Gracias a qué fenómeno se desarrolló el sistema operativo.</text:p>
      <text:p text:style-name="P9"><text:s/><text:span text:style-name="T9">S</text:span>e desarrolló gracias al fenómeno del software libre y de código abierto.</text:p>
      <text:p text:style-name="P9"/>
      <text:p text:style-name="P9">5. Quienes desarrollaron el sistema inicialmente.</text:p>
      <text:p text:style-name="P7">La comunidad global de desarrolladores, liderados por Torvals.</text:p>
      <text:p text:style-name="P9"/>
      <text:p text:style-name="P9">6. Qué es GNU. ¿Quien es su fundador?</text:p>
      <text:p text:style-name="P9">GNU es un sistema operativo de software libre, es decir, respeta la libertad de los usuarios. El sistema operativo GNU consiste en paquetes de GNU (programas publicados específicamente por el proyecto GNU) además de software libre publicado por terceras partes. <text:span text:style-name="T10">Fundado por Richard Stallman.</text:span></text:p>
      <text:p text:style-name="P9"/>
      <text:p text:style-name="P9">7. Sobre qué licencia se desarrolla el sistema operativo.</text:p>
      <text:p text:style-name="P8"><text:soft-page-break/>Sobre Licencia Pública General de GNU (GPL), así cualquier persona puede ejecutar el software, estudiarlo, compartirlo y modificarlo.</text:p>
      <text:p text:style-name="P9"/>
      <text:p text:style-name="P9">8. Qué es el Kernel.</text:p>
      <text:p text:style-name="P16"><text:span text:style-name="T14">E</text:span>s el componente central de un sistema operativo y sirve como interfaz principal entre el hardware físico de la computadora y los procesos que se ejecutan en ella a través del software.</text:p>
      <text:p text:style-name="P10"/>
      <text:p text:style-name="P9">9. En qué lenguaje de programación se desarrolla el sistema operativo Linux.</text:p>
      <text:p text:style-name="P12">Está escrito en C.</text:p>
      <text:p text:style-name="P9"/>
      <text:p text:style-name="P9">10. Cuál es la idea inicial <text:s/>de Linux. Cuál es su idea actual.</text:p>
      <text:p text:style-name="P9">La idea inicial de Linux era crear un sistema operativo gratuito y de código abierto que fuera similar a Unix.</text:p>
      <text:p text:style-name="P11">La idea actual de Linux es seguir siendo un sistema operativo gratuito y de código abierto. Linux se basa en los principios de la comunidad y la colaboración, y se compromete a ofrecer un sistema operativo accesible y confiable para todos.</text:p>
      <text:p text:style-name="P11"/>
      <text:p text:style-name="P9">11. En cuántos dispositivos podemos encontrar Linux.</text:p>
      <text:p text:style-name="P13">Televisores Smart, móviles, tablets, automóviles, equipo médico, GPS etc.</text:p>
      <text:p text:style-name="P13"/>
      <text:p text:style-name="P9">12. ¿Qué es una distribución de Linux?¿Cuántas distribuciones conoces?</text:p>
      <text:p text:style-name="P9"><text:span text:style-name="T13">S</text:span>on sistemas operativos instalables diseñados a partir del kernel de Linux, que admiten programas de usuarios, repositorios y bibliotecas. La versión de cada comunidad o proveedor es una distribución.</text:p>
      <text:p text:style-name="P9"/>
      <text:p text:style-name="P9">13. ¿Puedes tú participar en el desarrollo del software de Linux?</text:p>
      <text:p text:style-name="P14">Si, cualquiera puede participar.</text:p>
      <text:p text:style-name="P9"/>
      <text:p text:style-name="P9">14. Cuánto cuesta el sistema operativo Linux.</text:p>
      <text:p text:style-name="P14">Es gratuito.</text:p>
      <text:p text:style-name="P9"/>
      <text:p text:style-name="P9">15. En la actualidad ¿Cuántas personas participan el <text:s/>desarrollo de Linux?</text:p>
      <text:p text:style-name="P9"><text:soft-page-break/></text:p>
      <text:p text:style-name="P9">Es difícil decir con certeza cuántas personas participan en el desarrollo de Linux. Sin embargo, según el sitio web de Linux Foundation, hay más de 100.000 desarrolladores que contribuyen al proyecto de forma activa.</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loext:opacity="0%"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ina</meta:initial-creator>
    <meta:creation-date>2015-04-19T21:00:00</meta:creation-date>
    <dc:date>2024-01-16T16:24:09.605000000</dc:date>
    <meta:editing-cycles>15</meta:editing-cycles>
    <meta:editing-duration>PT1H9M4S</meta:editing-duration>
    <meta:generator>LibreOffice/7.6.4.1$Windows_X86_64 LibreOffice_project/e19e193f88cd6c0525a17fb7a176ed8e6a3e2aa1</meta:generator>
    <meta:document-statistic meta:table-count="0" meta:image-count="0" meta:object-count="0" meta:page-count="3" meta:paragraph-count="36" meta:word-count="440" meta:character-count="2794" meta:non-whitespace-character-count="2376"/>
  </office:meta>
</office:document-meta>
</file>